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039463"/>
    </style:style>
    <style:style style:name="P2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officeooo:paragraph-rsid="00039463" style:font-size-asian="11pt" style:font-weight-asian="bold" style:font-name-complex="Arial" style:font-size-complex="11pt"/>
    </style:style>
    <style:style style:name="P3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officeooo:paragraph-rsid="00039463" style:font-size-asian="11pt" style:font-weight-asian="bold" style:font-name-complex="Arial" style:font-size-complex="11pt"/>
    </style:style>
    <style:style style:name="P4" style:family="paragraph" style:parent-style-name="Standard" style:master-page-name="">
      <style:paragraph-properties fo:margin-top="3.175cm" fo:margin-bottom="0cm" loext:contextual-spacing="false" fo:line-height="115%" fo:text-align="center" style:justify-single-word="false" style:page-number="auto"/>
      <style:text-properties fo:font-size="28pt" fo:language="pt" fo:country="BR" officeooo:rsid="0006ce56" officeooo:paragraph-rsid="00039463" style:font-size-asian="28pt" style:font-name-complex="Arial" style:font-size-complex="28pt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officeooo:paragraph-rsid="00039463" style:font-size-asian="11pt" style:font-name-complex="Arial" style:font-size-complex="11pt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paragraph-rsid="00039463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paragraph-rsid="00039463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9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paragraph-rsid="00039463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paragraph-rsid="00039463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officeooo:paragraph-rsid="00039463" style:font-weight-asian="bold" style:font-name-complex="Arial"/>
    </style:style>
    <style:style style:name="P12" style:family="paragraph" style:parent-style-name="Standard" style:list-style-name="">
      <style:paragraph-properties fo:margin-left="0.751cm" fo:margin-right="0cm" fo:line-height="115%" fo:text-align="justify" style:justify-single-word="false" fo:text-indent="0cm" style:auto-text-indent="false"/>
      <style:text-properties fo:font-size="11pt" fo:font-weight="bold" officeooo:paragraph-rsid="00039463" style:font-size-asian="11pt" style:font-weight-asian="bold" style:font-name-complex="Arial" style:font-size-complex="11pt"/>
    </style:style>
    <style:style style:name="P13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officeooo:paragraph-rsid="00039463" style:font-weight-asian="bold" style:font-name-complex="Arial" style:font-weight-complex="bold"/>
    </style:style>
    <style:style style:name="P14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officeooo:paragraph-rsid="00039463" style:font-size-asian="11pt" style:font-weight-asian="bold" style:font-name-complex="Arial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paragraph-rsid="00039463"/>
    </style:style>
    <style:style style:name="P16" style:family="paragraph" style:parent-style-name="Text_20_body" style:list-style-name="WW8Num1">
      <style:paragraph-properties fo:text-align="justify" style:justify-single-word="false"/>
      <style:text-properties officeooo:paragraph-rsid="00039463"/>
    </style:style>
    <style:style style:name="P17" style:family="paragraph" style:parent-style-name="Text_20_body" style:list-style-name="WW8Num3">
      <style:paragraph-properties fo:text-align="justify" style:justify-single-word="false"/>
      <style:text-properties officeooo:paragraph-rsid="00039463"/>
    </style:style>
    <style:style style:name="P18" style:family="paragraph" style:parent-style-name="Text_20_body">
      <style:paragraph-properties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19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officeooo:paragraph-rsid="00039463" style:font-size-asian="12pt" style:font-name-complex="Arial" style:font-size-complex="12pt"/>
    </style:style>
    <style:style style:name="P20" style:family="paragraph" style:parent-style-name="Parágrafo_20_da_20_Lista" style:list-style-name="WW8Num4">
      <style:paragraph-properties fo:margin-top="0.423cm" fo:margin-bottom="0.423cm" loext:contextual-spacing="false" fo:line-height="115%" fo:text-align="justify" style:justify-single-word="false" fo:keep-together="always" fo:keep-with-next="always"/>
      <style:text-properties style:font-name="Arial" fo:font-size="14pt" fo:language="en" fo:country="GB" fo:font-weight="bold" officeooo:paragraph-rsid="00039463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P21" style:family="paragraph" style:parent-style-name="body">
      <style:paragraph-properties fo:line-height="115%"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style:font-size-asian="11pt" style:font-size-complex="11pt"/>
    </style:style>
    <style:style style:name="T4" style:family="text">
      <style:text-properties fo:font-size="11pt" fo:language="pt" fo:country="BR" fo:font-weight="bold" style:font-size-asian="11pt" style:font-weight-asian="bold" style:font-size-complex="11pt"/>
    </style:style>
    <style:style style:name="T5" style:family="text">
      <style:text-properties officeooo:rsid="0003946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stema Web CVLattes</text:p>
      <text:p text:style-name="P1"><text:span text:style-name="Page_20_Number"><text:span text:style-name="T1"/></text:span></text:p>
      <text:list xml:id="list6875049036154440314" text:style-name="WW8Num5">
        <text:list-item>
          <text:h text:style-name="P19" text:outline-level="1"><text:bookmark-start text:name="__RefHeading___Toc373136595"/>Versões do documento<text:bookmark-end text:name="__RefHeading___Toc373136595"/></text:h>
        </text:list-item>
      </text:list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Versão</text:p>
          </table:table-cell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7">Autor(es)</text:p>
          </table:table-cell>
          <table:table-cell table:style-name="Tabela1.D1" office:value-type="string">
            <text:p text:style-name="P6">Histórico</text:p>
          </table:table-cell>
        </table:table-row>
        <table:table-row table:style-name="Tabela1.1">
          <table:table-cell table:style-name="Tabela1.A2" office:value-type="string">
            <text:p text:style-name="P7">1_00</text:p>
          </table:table-cell>
          <table:table-cell table:style-name="Tabela1.B2" office:value-type="string">
            <text:p text:style-name="P8"><text:span text:style-name="stlissuedate"><text:span text:style-name="T2">21/05/2013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10">Anderson Bravo</text:p>
          </table:table-cell>
          <table:table-cell table:style-name="Tabela1.D2" office:value-type="string">
            <text:p text:style-name="P9">Novo</text:p>
          </table:table-cell>
        </table:table-row>
      </table:table>
      <text:p text:style-name="P21"/>
      <text:list xml:id="list143813550760171" text:continue-numbering="true" text:style-name="WW8Num5">
        <text:list-item>
          <text:h text:style-name="P11" text:outline-level="1"><text:bookmark-start text:name="__RefHeading___Toc373136596"/>Objetivo<text:bookmark-end text:name="__RefHeading___Toc373136596"/></text:h>
        </text:list-item>
      </text:list>
      <text:h text:style-name="P12" text:outline-level="1"/>
      <text:p text:style-name="P15">Esse documento tem como finalidade descrever o plano de gerenciamento de escopo, estabelecendo os meios pelo qual será definido o escopo, critérios de mudança de escopo e como será realizada a documentação do escopo.</text:p>
      <text:list xml:id="list143812798547973" text:continue-numbering="true" text:style-name="WW8Num5">
        <text:list-item>
          <text:h text:style-name="P11" text:outline-level="1">Criar da EAP</text:h>
        </text:list-item>
      </text:list>
      <text:h text:style-name="P2" text:outline-level="1"/>
      <text:list xml:id="list8734039070972829145" text:style-name="WW8Num4">
        <text:list-item>
          <text:h text:style-name="P20" text:outline-level="1"/>
        </text:list-item>
        <text:list-item>
          <text:h text:style-name="P20" text:outline-level="1"/>
        </text:list-item>
        <text:list-item>
          <text:h text:style-name="P20" text:outline-level="1"/>
        </text:list-item>
        <text:list-item>
          <text:h text:style-name="P20" text:outline-level="1"/>
        </text:list-item>
      </text:list>
      <text:h text:style-name="P13" text:outline-level="2"><text:bookmark-start text:name="__RefHeading___Toc373136607"/><text:span text:style-name="T5">3</text:span>.1 Ferramentas e Técnicas<text:bookmark-end text:name="__RefHeading___Toc373136607"/></text:h>
      <text:h text:style-name="P14" text:outline-level="1"/>
      <text:list xml:id="list1614731140534039254" text:style-name="WW8Num1">
        <text:list-item>
          <text:p text:style-name="P16"><text:span text:style-name="T4">Decomposição: </text:span><text:span text:style-name="T3">Será usada a técnica de decomposição para dividir e subdividir o escopo do projeto e suas entregas em partes menores e mais facilmente gerenciáveis. A decomposição do trabalho completo do projeto em pacotes de trabalho envolve as seguintes atividades:</text:span></text:p>
        </text:list-item>
      </text:list>
      <text:list xml:id="list1198672712109466165" text:style-name="WW8Num3">
        <text:list-item>
          <text:p text:style-name="P17">Identificação e análise das entregas e seu trabalho relacionado;</text:p>
        </text:list-item>
        <text:list-item>
          <text:p text:style-name="P17">Estruturação e organização da EAP;</text:p>
        </text:list-item>
        <text:list-item>
          <text:p text:style-name="P17">Decomposição dos níveis mais altos da EAP em componentes detalhados em menor nível;</text:p>
        </text:list-item>
        <text:list-item>
          <text:p text:style-name="P17">Desenvolvimento e designação de códigos de identificação aos componentes da EAP;</text:p>
        </text:list-item>
        <text:list-item>
          <text:p text:style-name="P17">Verificação de que o grau de decomposição das entregas é apropriado.</text:p>
        </text:list-item>
      </text:list>
      <text:p text:style-name="P15"/>
      <text:list xml:id="list143814101724727" text:continue-list="list1614731140534039254" text:style-name="WW8Num1">
        <text:list-item>
          <text:p text:style-name="P16"><text:span text:style-name="T4">Opinião Especializada: </text:span><text:span text:style-name="T3">Será utilizada para analisar as informações necessárias para decompor as entregas do projeto até as menores partes dos componentes a fim de criar uma EAP eficaz. Tal opinião e conhecimento especializado são aplicados aos detalhes técnicos do escopo do projeto e usados para reconciliar diferenças de opinião sobre a melhor maneira de decompor o escopo geral do projeto.</text:span></text:p>
        </text:list-item>
      </text:list>
      <text:h text:style-name="P2" text:outline-level="2"/>
      <text:h text:style-name="P13" text:outline-level="2"><text:bookmark-start text:name="__RefHeading___Toc373136608"/><text:span text:style-name="T5">3</text:span>.2 Dicionário da EAP<text:bookmark-end text:name="__RefHeading___Toc373136608"/></text:h>
      <text:h text:style-name="P14" text:outline-level="1"><text:soft-page-break/></text:h>
      <text:p text:style-name="P15">É um documento que fornece informações detalhadas sobre entregas, atividades e agendamento de cada componente da estrutura analítica do projeto (EAP). O dicionário da EAP é um documento que dá suporte à EAP. As informações contidas no dicionário da EAP incluem:</text:p>
      <text:list xml:id="list143814452225822" text:continue-numbering="true" text:style-name="WW8Num1">
        <text:list-item>
          <text:list>
            <text:list-item>
              <text:p text:style-name="P16">Código de identificador da conta;</text:p>
            </text:list-item>
            <text:list-item>
              <text:p text:style-name="P16">Descrição do trabalho;</text:p>
            </text:list-item>
            <text:list-item>
              <text:p text:style-name="P16">Pacotes;</text:p>
            </text:list-item>
            <text:list-item>
              <text:p text:style-name="P16">Atividades e tarefas do cronograma associadas;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rader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ody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 style:font-family-complex="Arial" style:font-family-generic-complex="swiss" style:font-pitch-complex="variable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 style:font-size-complex="11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10:07.023864355</meta:creation-date>
    <meta:generator>LibreOffice/5.1.4.2$Linux_X86_64 LibreOffice_project/10m0$Build-2</meta:generator>
    <dc:date>2016-09-13T14:38:12.382907867</dc:date>
    <meta:editing-duration>PT1M6S</meta:editing-duration>
    <meta:editing-cycles>1</meta:editing-cycles>
    <meta:document-statistic meta:table-count="1" meta:image-count="0" meta:object-count="0" meta:page-count="2" meta:paragraph-count="27" meta:word-count="280" meta:character-count="1761" meta:non-whitespace-character-count="1522"/>
  </office:meta>
</office:document-meta>
</file>